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19378"/>
    </style:style>
    <style:style style:name="P4" style:family="paragraph" style:parent-style-name="Standard">
      <style:text-properties officeooo:rsid="000ec46c" officeooo:paragraph-rsid="0027739c"/>
    </style:style>
    <style:style style:name="P5" style:family="paragraph" style:parent-style-name="Standard">
      <style:text-properties officeooo:rsid="0027739c" officeooo:paragraph-rsid="002b8820"/>
    </style:style>
    <style:style style:name="P6" style:family="paragraph" style:parent-style-name="Text_20_body">
      <style:text-properties officeooo:rsid="0027739c" officeooo:paragraph-rsid="0027739c"/>
    </style:style>
    <style:style style:name="P7" style:family="paragraph" style:parent-style-name="Text_20_body">
      <style:text-properties officeooo:rsid="0036fc3b" officeooo:paragraph-rsid="0036fc3b"/>
    </style:style>
    <style:style style:name="P8" style:family="paragraph" style:parent-style-name="Text_20_body">
      <style:text-properties officeooo:rsid="0036fc3b" officeooo:paragraph-rsid="00411aa2"/>
    </style:style>
    <style:style style:name="P9" style:family="paragraph" style:parent-style-name="Text_20_body">
      <style:text-properties officeooo:rsid="0037a13a" officeooo:paragraph-rsid="0037a13a"/>
    </style:style>
    <style:style style:name="P10" style:family="paragraph" style:parent-style-name="Text_20_body">
      <style:text-properties officeooo:rsid="0037a13a" officeooo:paragraph-rsid="003d2b0b"/>
    </style:style>
    <style:style style:name="P11" style:family="paragraph" style:parent-style-name="Text_20_body">
      <style:text-properties officeooo:rsid="0038e5d0" officeooo:paragraph-rsid="0038e5d0"/>
    </style:style>
    <style:style style:name="P12" style:family="paragraph" style:parent-style-name="Text_20_body">
      <style:text-properties officeooo:rsid="0039bc6b" officeooo:paragraph-rsid="0039bc6b"/>
    </style:style>
    <style:style style:name="P13" style:family="paragraph" style:parent-style-name="Text_20_body">
      <style:text-properties officeooo:rsid="003ff2cb" officeooo:paragraph-rsid="003ff2cb"/>
    </style:style>
    <style:style style:name="P14" style:family="paragraph" style:parent-style-name="Text_20_body">
      <style:text-properties officeooo:rsid="00411aa2" officeooo:paragraph-rsid="0042e8e8"/>
    </style:style>
    <style:style style:name="P15" style:family="paragraph" style:parent-style-name="Text_20_body">
      <style:text-properties officeooo:paragraph-rsid="004445e4"/>
    </style:style>
    <style:style style:name="P16" style:family="paragraph" style:parent-style-name="Text_20_body">
      <style:text-properties officeooo:rsid="004445e4" officeooo:paragraph-rsid="004445e4"/>
    </style:style>
    <style:style style:name="P17" style:family="paragraph" style:parent-style-name="Heading_20_3">
      <style:text-properties officeooo:rsid="00119378" officeooo:paragraph-rsid="0027739c"/>
    </style:style>
    <style:style style:name="P18" style:family="paragraph" style:parent-style-name="Heading_20_3">
      <style:text-properties officeooo:paragraph-rsid="00281bfb"/>
    </style:style>
    <style:style style:name="P19" style:family="paragraph" style:parent-style-name="Heading_20_3">
      <style:text-properties officeooo:rsid="003d2b0b" officeooo:paragraph-rsid="003d2b0b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Standard">
      <style:text-properties officeooo:rsid="0037a13a" officeooo:paragraph-rsid="0037a13a"/>
    </style:style>
    <style:style style:name="P22" style:family="paragraph" style:parent-style-name="Standard">
      <style:text-properties officeooo:paragraph-rsid="003d2b0b"/>
    </style:style>
    <style:style style:name="T1" style:family="text">
      <style:text-properties officeooo:rsid="000ec46c"/>
    </style:style>
    <style:style style:name="T2" style:family="text">
      <style:text-properties officeooo:rsid="001fff35"/>
    </style:style>
    <style:style style:name="T3" style:family="text">
      <style:text-properties officeooo:rsid="00237d90"/>
    </style:style>
    <style:style style:name="T4" style:family="text">
      <style:text-properties officeooo:rsid="0026f6da"/>
    </style:style>
    <style:style style:name="T5" style:family="text">
      <style:text-properties officeooo:rsid="0027739c"/>
    </style:style>
    <style:style style:name="T6" style:family="text">
      <style:text-properties fo:color="#006600" style:font-name="Ubuntu Mono" fo:font-weight="bold" style:font-size-asian="10.5pt" style:font-weight-asian="bold" style:font-weight-complex="bold"/>
    </style:style>
    <style:style style:name="T7" style:family="text">
      <style:text-properties fo:color="#006600" style:font-name="Ubuntu Mono" fo:font-weight="bold" officeooo:rsid="0039bc6b" style:font-size-asian="10.5pt" style:font-weight-asian="bold" style:font-weight-complex="bold"/>
    </style:style>
    <style:style style:name="T8" style:family="text">
      <style:text-properties fo:color="#006600" style:font-name="Ubuntu Mono" fo:font-weight="bold" officeooo:rsid="00411aa2" style:font-size-asian="10.5pt" style:font-weight-asian="bold" style:font-weight-complex="bold"/>
    </style:style>
    <style:style style:name="T9" style:family="text">
      <style:text-properties fo:color="#006600" style:font-name="Ubuntu Mono" fo:font-weight="bold" officeooo:rsid="004151e4" style:font-size-asian="10.5pt" style:font-weight-asian="bold" style:font-weight-complex="bold"/>
    </style:style>
    <style:style style:name="T10" style:family="text">
      <style:text-properties officeooo:rsid="00361677"/>
    </style:style>
    <style:style style:name="T11" style:family="text">
      <style:text-properties fo:font-weight="bold" officeooo:rsid="0026f6da" style:font-weight-asian="bold" style:font-weight-complex="bold"/>
    </style:style>
    <style:style style:name="T12" style:family="text">
      <style:text-properties officeooo:rsid="0036fc3b"/>
    </style:style>
    <style:style style:name="T13" style:family="text">
      <style:text-properties officeooo:rsid="0037a13a"/>
    </style:style>
    <style:style style:name="T14" style:family="text">
      <style:text-properties style:font-name="Ubuntu" officeooo:rsid="0036fc3b" style:font-size-asian="10.5pt"/>
    </style:style>
    <style:style style:name="T15" style:family="text">
      <style:text-properties officeooo:rsid="0038e5d0"/>
    </style:style>
    <style:style style:name="T16" style:family="text">
      <style:text-properties officeooo:rsid="003b9e5c"/>
    </style:style>
    <style:style style:name="T17" style:family="text">
      <style:text-properties officeooo:rsid="003d2b0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411aa2" style:font-style-asian="italic" style:font-style-complex="italic"/>
    </style:style>
    <style:style style:name="T20" style:family="text">
      <style:text-properties fo:font-style="italic" officeooo:rsid="004445e4" style:font-style-asian="italic" style:font-style-complex="italic"/>
    </style:style>
    <style:style style:name="T21" style:family="text">
      <style:text-properties officeooo:rsid="00411aa2"/>
    </style:style>
    <style:style style:name="T22" style:family="text">
      <style:text-properties style:use-window-font-color="true" style:font-name="Ubuntu" fo:font-weight="normal" style:font-size-asian="10.5pt" style:font-weight-asian="normal" style:font-weight-complex="normal"/>
    </style:style>
    <style:style style:name="T23" style:family="text">
      <style:text-properties style:use-window-font-color="true" style:font-name="Ubuntu" fo:font-weight="normal" officeooo:rsid="00411aa2" style:font-size-asian="10.5pt" style:font-weight-asian="normal" style:font-weight-complex="normal"/>
    </style:style>
    <style:style style:name="T24" style:family="text">
      <style:text-properties officeooo:rsid="004151e4"/>
    </style:style>
    <style:style style:name="T25" style:family="text">
      <style:text-properties officeooo:rsid="0042e8e8"/>
    </style:style>
    <style:style style:name="T26" style:family="text">
      <style:text-properties officeooo:rsid="004445e4"/>
    </style:style>
    <style:style style:name="T27" style:family="text">
      <style:text-properties officeooo:rsid="00464a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<text:span text:style-name="T2">P</text:span> <text:span text:style-name="T10">3</text:span> <text:span text:style-name="T1">— Requêtes sur la </text:span>Bases de Données</text:h>
      <text:p text:style-name="P2"/>
      <text:p text:style-name="P4">Le but de ce T<text:span text:style-name="T3">P</text:span> est de <text:span text:style-name="T4">s’entraîner à construire des requêtes avec SELECT et UPDATE Pour chaque requêtes demandé, indiquez votre requête ainsi que </text:span><text:span text:style-name="T11">le nombre de lignes renvoyé par le serveur et le temps d’exécution du serveur.</text:span></text:p>
      <text:p text:style-name="P4"/>
      <text:h text:style-name="P17" text:outline-level="3">Question 0. <text:span text:style-name="T5">Diagramme</text:span></text:h>
      <text:p text:style-name="P6">Faites le diagramme logique de cette base de données, uniquement les tables : <text:span text:style-name="T7">ps_product</text:span>, <text:span text:style-name="T7">ps_product_lang</text:span>, <text:span text:style-name="T7">ps_category</text:span>, <text:span text:style-name="T7">ps_category_product, ps_category_lang, ps_orders, ps_order_detail, ps_customer, ps_customer_group, ps_group, ps_group_lang</text:span></text:p>
      <text:p text:style-name="Preformatted_20_Text"/>
      <text:p text:style-name="Text_20_body">Pour chaque table, indiqu<text:span text:style-name="T16">ez</text:span> a quoi elle sert.</text:p>
      <text:p text:style-name="P12">Pourquoi y a-t-il une table <text:span text:style-name="T6">ps_order_detail</text:span> et pas une liaison entre <text:span text:style-name="T6">ps_orders</text:span> et <text:span text:style-name="T6">ps_product</text:span> ?</text:p>
      <text:p text:style-name="P12">À quoi servent les tables qui finissent par <text:span text:style-name="T6">_lang</text:span> ?</text:p>
      <text:p text:style-name="Text_20_body">À quoi sert le champs <text:s/><text:span text:style-name="T7">ps_product.</text:span><text:span text:style-name="T6">id_category_default</text:span><text:span text:style-name="T22"> ? </text:span><text:span text:style-name="T23">Quel est la différence avec la liaison avec la table </text:span><text:span text:style-name="T8">ps_category_product ?</text:span></text:p>
      <text:h text:style-name="P17" text:outline-level="3">Question <text:span text:style-name="T5">1</text:span>. <text:span text:style-name="T10">La boutique</text:span></text:h>
      <text:p text:style-name="P7">Lister les catégories de premier niveau de la boutiques <text:span text:style-name="T21">(avec leur nom en français)</text:span>.</text:p>
      <text:p text:style-name="P8">Lister les sous catégories de la catégorie en cours, celle dont l’identifiant est «<text:span text:style-name="T21">10000018</text:span>» <text:span text:style-name="T21">(avec leur nom en français)</text:span>.</text:p>
      <text:p text:style-name="P8">Lister les produits de la catégorie en cours (identifiant «<text:span text:style-name="T21">10000018</text:span>») avec leur nom en français. <text:span text:style-name="T21">(table </text:span><text:span text:style-name="T7">ps_category_product</text:span><text:span text:style-name="T21">)</text:span></text:p>
      <text:p text:style-name="P7"><text:span text:style-name="T21">Ne garder que les produits disponible à la vente : r</text:span>etirer les produits inactifs et épuisé (stock à zéro).</text:p>
      <text:p text:style-name="P7">Trier cette liste par ordre de prix croissant.</text:p>
      <text:p text:style-name="P7">Filtrer pour ne faire apparaître <text:span text:style-name="T21">que </text:span>les produits dont le prix est compris entre «<text:span text:style-name="T25">10</text:span>» et «<text:span text:style-name="T25">20</text:span>».</text:p>
      <text:p text:style-name="P13">Pour chaque catégorie de niveau 1, donner le nombre de produits disponible à la vente qu’elle contient.</text:p>
      <text:p text:style-name="P14">Faire le fil d’Ariane (breadcrumb) du produit <text:span text:style-name="T25">en cours celui </text:span>dont l’identifiant est «<text:span text:style-name="T25">190</text:span>». <text:span text:style-name="T24">Il s’agit ici de récupérer la catégorie dans laquelle se trouve le produit (champ </text:span><text:span text:style-name="T7">ps_product.</text:span><text:span text:style-name="T9">id_category_default</text:span><text:span text:style-name="T24">) ainsi que tous ses parents trié par ordre de profondeur.</text:span></text:p>
      <text:p text:style-name="P3"/>
      <text:h text:style-name="Heading_20_3" text:outline-level="3">Question <text:span text:style-name="T5">2</text:span>. <text:span text:style-name="T10">Le vendeur</text:span></text:h>
      <text:p text:style-name="Text_20_body">Lister toutes les clients.</text:p>
      <text:p text:style-name="Text_20_body"><text:span text:style-name="T14">Lister uniquement</text:span> les client appartenant au groupe «pro».</text:p>
      <text:p text:style-name="P9"><text:soft-page-break/>En une requête, trouver le nombre de commande, le montant total acheté ainsi que le panier moyen d<text:span text:style-name="T17">u </text:span>client <text:span text:style-name="T17">dont d’id est «250»</text:span>.</text:p>
      <text:p text:style-name="P9">Trouver ces informations pour tous les clients.</text:p>
      <text:p text:style-name="P9">Ajouter un client au groupe «pro».</text:p>
      <text:p text:style-name="P9"><text:span text:style-name="T18">C’est les soldes !</text:span> Passer le prix de tous les produits à -20 %.</text:p>
      <text:p text:style-name="P11">Ajouter le mot SOLDE devant le nom en français du produit. (function CONCAT)</text:p>
      <text:p text:style-name="P9"><text:span text:style-name="T18">Les soldes sont finis,</text:span> faites l<text:span text:style-name="T15">es</text:span> manipulation<text:span text:style-name="T15">s</text:span> inverse. <text:span text:style-name="T15">(function SUBSTR ou STR_REPLACE)</text:span></text:p>
      <text:h text:style-name="P19" text:outline-level="3">Question 3. Le client</text:h>
      <text:p text:style-name="P22"/>
      <text:p text:style-name="P10"><text:span text:style-name="T20">Historique des commandes</text:span><text:span text:style-name="T26">. </text:span>Lister toutes les commandes du client dont l’identifiant est «<text:span text:style-name="T26">250</text:span>».</text:p>
      <text:p text:style-name="P10">Lister tous les produits de la dernière commande de ce client.</text:p>
      <text:p text:style-name="P10"><text:span text:style-name="T20">Vos produits préféré </text:span><text:span text:style-name="T26">! </text:span>Lister tous les produits déjà acheté par le client et qui sont toujours <text:span text:style-name="T15">disponible à la</text:span> vente.</text:p>
      <text:h text:style-name="P18" text:outline-level="3">Question <text:span text:style-name="T17">4</text:span>. <text:span text:style-name="T10">La logistique </text:span></text:h>
      <text:p text:style-name="Text_20_body">Lister toutes les commandes de la journée du <text:span text:style-name="T26">27 février 2017 «2017-02-27</text:span>».</text:p>
      <text:p text:style-name="Text_20_body"><text:span text:style-name="T19">Préparation des commandes</text:span><text:span text:style-name="T21">. </text:span>Lister tous les produits <text:span text:style-name="T13">de la commande dont l’identifiant est «14495».</text:span></text:p>
      <text:p text:style-name="P15"><text:span text:style-name="T13">Passer cette commandes au statut expédié «</text:span>current_state<text:span text:style-name="T26">=5».</text:span></text:p>
      <text:p text:style-name="P16">Lister toutes les commandes non expédié.</text:p>
      <text:p text:style-name="Text_20_body"><text:span text:style-name="T19">Rupture de stock </text:span><text:span text:style-name="T21">? </text:span>Lister tous les produits en rupture de stock ou ayant un stock faible (inférieur à 5).</text:p>
      <text:p text:style-name="P15"><text:span text:style-name="T18">Réassort </text:span>! Passer le stock du produits dont l’id<text:span text:style-name="T26">entifiant</text:span> est «6026» à 500.</text:p>
      <text:p text:style-name="P21"/>
      <text:h text:style-name="P18" text:outline-level="3">Question <text:span text:style-name="T17">5</text:span>. <text:span text:style-name="T10">Le comptable</text:span></text:h>
      <text:p text:style-name="P5"/>
      <text:p text:style-name="P9">Lister toutes les commandes de mois de janvier 2017.</text:p>
      <text:p text:style-name="P9"><text:span text:style-name="T19">Déclaration de TVA</text:span><text:span text:style-name="T21">. </text:span>Trouver le CA d’affaire du mois de janvier 2017, ainsi que le total de la TVA et le nombre de commande passées.</text:p>
      <text:p text:style-name="P9"><text:span text:style-name="T19">Bilan Annuel</text:span><text:span text:style-name="T21">. </text:span>Pour l’année 2016, trouver pour chaque mois, le chiffre d’affaire <text:span text:style-name="T27">et </text:span>le nombre de commandes pass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36fc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<text:span text:style-name="MT1">3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2.2.2$Linux_X86_64 LibreOffice_project/20m0$Build-2</meta:generator>
    <dc:date>2017-02-28T10:06:05.774429462</dc:date>
    <dc:creator>Nathanaël Martel</dc:creator>
    <meta:editing-duration>PT5H14M3S</meta:editing-duration>
    <meta:editing-cycles>43</meta:editing-cycles>
    <meta:document-statistic meta:table-count="0" meta:image-count="0" meta:object-count="0" meta:page-count="2" meta:paragraph-count="42" meta:word-count="557" meta:character-count="3463" meta:non-whitespace-character-count="2944"/>
  </office:meta>
</office:document-meta>
</file>